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176.74pt"/>
    </style:style>
    <style:style style:name="co6" style:family="table-column">
      <style:table-column-properties fo:break-before="auto" style:column-width="443.8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ber of Procs</text:p>
          </table:table-cell>
          <table:table-cell office:value-type="string" calcext:value-type="string">
            <text:p>Runtime (256x256)</text:p>
          </table:table-cell>
          <table:table-cell table:style-name="ce1" office:value-type="string" calcext:value-type="string">
            <text:p>Runtime (512x512)</text:p>
          </table:table-cell>
          <table:table-cell table:style-name="ce1" office:value-type="string" calcext:value-type="string">
            <text:p>Runtime (768x768)</text:p>
          </table:table-cell>
          <table:table-cell table:style-name="ce1" office:value-type="string" calcext:value-type="string">
            <text:p>Runtime (1024x1024)</text:p>
          </table:table-cell>
          <table:table-cell table:style-name="ce1" office:value-type="string" calcext:value-type="string">
            <text:p>Runtime (1536x1536)</text:p>
          </table:table-cell>
          <table:table-cell office:value-type="string" calcext:value-type="string">
            <text:p>mpirun -mca plm_rsh_no_tree_spawn 1 -map-by core -bind-to core --hostfile p2_hostfile -np 32 ./p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4987" calcext:value-type="float">
            <text:p>1.444987</text:p>
          </table:table-cell>
          <table:table-cell office:value-type="float" office:value="15.130571" calcext:value-type="float">
            <text:p>15.130571</text:p>
          </table:table-cell>
          <table:table-cell office:value-type="float" office:value="50.277724" calcext:value-type="float">
            <text:p>50.277724</text:p>
          </table:table-cell>
          <table:table-cell office:value-type="float" office:value="185.830761" calcext:value-type="float">
            <text:p>185.830761</text:p>
          </table:table-cell>
          <table:table-cell office:value-type="float" office:value="468.518157" calcext:value-type="float">
            <text:p>468.518157</text:p>
          </table:table-cell>
          <table:table-cell table:style-name="ce1"/>
        </table:table-row>
        <table:table-row table:style-name="ro1">
          <table:table-cell table:formula="of:=[.A2]*2" office:value-type="float" office:value="2" calcext:value-type="float">
            <text:p>2</text:p>
          </table:table-cell>
          <table:table-cell office:value-type="float" office:value="0.632998" calcext:value-type="float">
            <text:p>0.632998</text:p>
          </table:table-cell>
          <table:table-cell office:value-type="float" office:value="7.710844" calcext:value-type="float">
            <text:p>7.710844</text:p>
          </table:table-cell>
          <table:table-cell office:value-type="float" office:value="25.38423" calcext:value-type="float">
            <text:p>25.38423</text:p>
          </table:table-cell>
          <table:table-cell office:value-type="float" office:value="81.430562" calcext:value-type="float">
            <text:p>81.430562</text:p>
          </table:table-cell>
          <table:table-cell office:value-type="float" office:value="259.121005" calcext:value-type="float">
            <text:p>259.121005</text:p>
          </table:table-cell>
          <table:table-cell table:style-name="ce1"/>
        </table:table-row>
        <table:table-row table:style-name="ro1">
          <table:table-cell table:formula="of:=[.A3]*2" office:value-type="float" office:value="4" calcext:value-type="float">
            <text:p>4</text:p>
          </table:table-cell>
          <table:table-cell office:value-type="float" office:value="0.342429" calcext:value-type="float">
            <text:p>0.342429</text:p>
          </table:table-cell>
          <table:table-cell office:value-type="float" office:value="4.8824" calcext:value-type="float">
            <text:p>4.8824</text:p>
          </table:table-cell>
          <table:table-cell office:value-type="float" office:value="16.713011" calcext:value-type="float">
            <text:p>16.713011</text:p>
          </table:table-cell>
          <table:table-cell office:value-type="float" office:value="42.485187" calcext:value-type="float">
            <text:p>42.485187</text:p>
          </table:table-cell>
          <table:table-cell office:value-type="float" office:value="178.036148" calcext:value-type="float">
            <text:p>178.036148</text:p>
          </table:table-cell>
          <table:table-cell table:style-name="ce1"/>
        </table:table-row>
        <table:table-row table:style-name="ro1">
          <table:table-cell table:formula="of:=[.A4]*2" office:value-type="float" office:value="8" calcext:value-type="float">
            <text:p>8</text:p>
          </table:table-cell>
          <table:table-cell office:value-type="float" office:value="0.193364" calcext:value-type="float">
            <text:p>0.193364</text:p>
          </table:table-cell>
          <table:table-cell office:value-type="float" office:value="2.677001" calcext:value-type="float">
            <text:p>2.677001</text:p>
          </table:table-cell>
          <table:table-cell office:value-type="float" office:value="9.284866" calcext:value-type="float">
            <text:p>9.284866</text:p>
          </table:table-cell>
          <table:table-cell office:value-type="float" office:value="28.968714" calcext:value-type="float">
            <text:p>28.968714</text:p>
          </table:table-cell>
          <table:table-cell office:value-type="float" office:value="96.20597" calcext:value-type="float">
            <text:p>96.2059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75445" calcext:value-type="float">
            <text:p>0.375445</text:p>
          </table:table-cell>
          <table:table-cell office:value-type="float" office:value="1.854721" calcext:value-type="float">
            <text:p>1.854721</text:p>
          </table:table-cell>
          <table:table-cell office:value-type="float" office:value="8.094351" calcext:value-type="float">
            <text:p>8.094351</text:p>
          </table:table-cell>
          <table:table-cell office:value-type="float" office:value="20.42556" calcext:value-type="float">
            <text:p>20.42556</text:p>
          </table:table-cell>
          <table:table-cell office:value-type="float" office:value="74.559116" calcext:value-type="float">
            <text:p>74.559116</text:p>
          </table:table-cell>
          <table:table-cell/>
        </table:table-row>
        <table:table-row table:style-name="ro1">
          <table:table-cell table:formula="of:=[.A5]*2" office:value-type="float" office:value="16" calcext:value-type="float">
            <text:p>16</text:p>
          </table:table-cell>
          <table:table-cell office:value-type="float" office:value="0.086115" calcext:value-type="float">
            <text:p>0.086115</text:p>
          </table:table-cell>
          <table:table-cell office:value-type="float" office:value="1.082475" calcext:value-type="float">
            <text:p>1.082475</text:p>
          </table:table-cell>
          <table:table-cell office:value-type="float" office:value="4.414367" calcext:value-type="float">
            <text:p>4.414367</text:p>
          </table:table-cell>
          <table:table-cell office:value-type="float" office:value="19.30424" calcext:value-type="float">
            <text:p>19.30424</text:p>
          </table:table-cell>
          <table:table-cell office:value-type="float" office:value="77.97759" calcext:value-type="float">
            <text:p>77.97759</text:p>
          </table:table-cell>
          <table:table-cell table:style-name="ce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84752" calcext:value-type="float">
            <text:p>0.384752</text:p>
          </table:table-cell>
          <table:table-cell office:value-type="float" office:value="4.039005" calcext:value-type="float">
            <text:p>4.039005</text:p>
          </table:table-cell>
          <table:table-cell office:value-type="float" office:value="2.970752" calcext:value-type="float">
            <text:p>2.970752</text:p>
          </table:table-cell>
          <table:table-cell office:value-type="float" office:value="16.521671" calcext:value-type="float">
            <text:p>16.521671</text:p>
          </table:table-cell>
          <table:table-cell office:value-type="float" office:value="108.632612" calcext:value-type="float">
            <text:p>108.632612</text:p>
          </table:table-cell>
          <table:table-cell/>
        </table:table-row>
        <table:table-row table:style-name="ro1">
          <table:table-cell table:formula="of:=[.A7]*2" office:value-type="float" office:value="32" calcext:value-type="float">
            <text:p>32</text:p>
          </table:table-cell>
          <table:table-cell office:value-type="float" office:value="0.292405" calcext:value-type="float">
            <text:p>0.292405</text:p>
          </table:table-cell>
          <table:table-cell office:value-type="float" office:value="3.486918" calcext:value-type="float">
            <text:p>3.486918</text:p>
          </table:table-cell>
          <table:table-cell office:value-type="float" office:value="7.748912" calcext:value-type="float">
            <text:p>7.748912</text:p>
          </table:table-cell>
          <table:table-cell office:value-type="float" office:value="14.469394" calcext:value-type="float">
            <text:p>14.469394</text:p>
          </table:table-cell>
          <table:table-cell office:value-type="float" office:value="44.185579" calcext:value-type="float">
            <text:p>44.185579</text:p>
          </table:table-cell>
          <table:table-cell table:style-name="ce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366483" calcext:value-type="float">
            <text:p>2.366483</text:p>
          </table:table-cell>
          <table:table-cell office:value-type="float" office:value="7.573947" calcext:value-type="float">
            <text:p>7.573947</text:p>
          </table:table-cell>
          <table:table-cell office:value-type="float" office:value="20.033486" calcext:value-type="float">
            <text:p>20.033486</text:p>
          </table:table-cell>
          <table:table-cell office:value-type="float" office:value="69.246096" calcext:value-type="float">
            <text:p>69.246096</text:p>
          </table:table-cell>
          <table:table-cell office:value-type="float" office:value="47.550633" calcext:value-type="float">
            <text:p>47.550633</text:p>
          </table:table-cell>
          <table:table-cell table:style-name="ce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674109" calcext:value-type="float">
            <text:p>7.674109</text:p>
          </table:table-cell>
          <table:table-cell office:value-type="float" office:value="8.556138" calcext:value-type="float">
            <text:p>8.556138</text:p>
          </table:table-cell>
          <table:table-cell office:value-type="float" office:value="6.994191" calcext:value-type="float">
            <text:p>6.994191</text:p>
          </table:table-cell>
          <table:table-cell office:value-type="float" office:value="73.18017" calcext:value-type="float">
            <text:p>73.18017</text:p>
          </table:table-cell>
          <table:table-cell office:value-type="float" office:value="37.729784" calcext:value-type="float">
            <text:p>37.729784</text:p>
          </table:table-cell>
          <table:table-cell table:style-name="ce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973865" calcext:value-type="float">
            <text:p>1.973865</text:p>
          </table:table-cell>
          <table:table-cell office:value-type="float" office:value="4.029026" calcext:value-type="float">
            <text:p>4.029026</text:p>
          </table:table-cell>
          <table:table-cell office:value-type="float" office:value="6.64766" calcext:value-type="float">
            <text:p>6.64766</text:p>
          </table:table-cell>
          <table:table-cell office:value-type="float" office:value="12.533168" calcext:value-type="float">
            <text:p>12.533168</text:p>
          </table:table-cell>
          <table:table-cell office:value-type="float" office:value="31.299525" calcext:value-type="float">
            <text:p>31.29952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7:21:37.553929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30:24.412178344</meta:creation-date>
    <meta:generator>LibreOffice/5.1.4.2$Linux_X86_64 LibreOffice_project/10m0$Build-2</meta:generator>
    <dc:date>2017-03-28T18:18:27.504883561</dc:date>
    <meta:editing-duration>PT1H15M57S</meta:editing-duration>
    <meta:editing-cycles>15</meta:editing-cycles>
    <meta:document-statistic meta:table-count="1" meta:cell-count="75" meta:object-count="0"/>
  </office:meta>
</office:document-meta>
</file>